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99" draw:fill-color="#ffff99" draw:textarea-vertical-align="middle" draw:auto-grow-height="false" fo:min-height="0.749cm" fo:min-width="0.499cm" fo:wrap-option="wrap"/>
    </style:style>
    <style:style style:name="gr2" style:family="graphic" style:parent-style-name="standard">
      <style:graphic-properties svg:stroke-color="#000000" draw:fill-color="#808080" draw:textarea-vertical-align="middle" draw:auto-grow-height="false" fo:min-height="0.749cm" fo:min-width="0.499cm" fo:wrap-option="wrap"/>
    </style:style>
    <style:style style:name="gr3" style:family="graphic" style:parent-style-name="standard">
      <style:graphic-properties svg:stroke-color="#cc9900" draw:fill-color="#cc9900" draw:textarea-vertical-align="middle" draw:auto-grow-height="false" fo:min-height="0.749cm" fo:min-width="0.499cm" fo:wrap-option="wrap"/>
    </style:style>
    <style:style style:name="gr4" style:family="graphic" style:parent-style-name="standard">
      <style:graphic-properties svg:stroke-color="#ffff00" draw:fill-color="#ffff00" draw:textarea-vertical-align="middle" draw:auto-grow-height="false" fo:min-height="0.749cm" fo:min-width="0.499cm" fo:wrap-option="wrap"/>
    </style:style>
    <style:style style:name="gr5" style:family="graphic" style:parent-style-name="standard">
      <style:graphic-properties svg:stroke-color="#ffff00" draw:fill-color="#ffff66" draw:textarea-vertical-align="middle" draw:auto-grow-height="false" fo:min-height="0.749cm" fo:min-width="0.499cm" fo:wrap-option="wrap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WEB-Draw-klein">
        <draw:custom-shape draw:style-name="gr1" draw:text-style-name="P1" draw:layer="layout" svg:width="0.587cm" svg:height="1cm" svg:x="0.23cm" svg:y="0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" draw:text-style-name="P1" draw:layer="layout" svg:width="0.637cm" svg:height="1cm" svg:x="0.236cm" svg:y="0cm">
          <text:p/>
          <draw:enhanced-geometry svg:viewBox="0 0 21600 21600" draw:mirror-horizontal="true" draw:glue-points="21600 0 0 10800 21600 21600 ?f0 10800" draw:text-areas="?f1 ?f10 21600 ?f11" draw:type="moon" draw:modifiers="1862.06896551724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" draw:text-style-name="P1" draw:layer="layout" svg:width="0.624cm" svg:height="1cm" svg:x="0.237cm" svg:y="0.001cm">
          <text:p/>
          <draw:enhanced-geometry svg:viewBox="0 0 21600 21600" draw:mirror-horizontal="true" draw:glue-points="21600 0 0 10800 21600 21600 ?f0 10800" draw:text-areas="?f1 ?f10 21600 ?f11" draw:type="moon" draw:modifiers="1382.4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" draw:text-style-name="P1" draw:layer="layout" svg:width="0.584cm" svg:height="0.998cm" svg:x="0.237cm" svg:y="0.002cm">
          <text:p/>
          <draw:enhanced-geometry svg:viewBox="0 0 21600 21600" draw:mirror-horizontal="true" draw:glue-points="21600 0 0 10800 21600 21600 ?f0 10800" draw:text-areas="?f1 ?f10 21600 ?f11" draw:type="moon" draw:modifiers="3212.3076923076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5" draw:text-style-name="P1" draw:layer="layout" svg:width="0.521cm" svg:height="0.998cm" svg:x="0.236cm" svg:y="0.003cm">
          <text:p/>
          <draw:enhanced-geometry svg:viewBox="0 0 21600 21600" draw:mirror-horizontal="true" draw:glue-points="21600 0 0 10800 21600 21600 ?f0 10800" draw:text-areas="?f1 ?f10 21600 ?f11" draw:type="moon" draw:modifiers="3765.51724137931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Draw-klei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creation-date>2014-01-26T22:48:15.33</meta:creation-date>
    <dc:language>de-DE</dc:language>
    <meta:editing-cycles>2</meta:editing-cycles>
    <meta:editing-duration>PT10M7S</meta:editing-duration>
    <dc:title>WEB-Draw-klein</dc:title>
    <meta:initial-creator>Martin Korneffel</meta:initial-creator>
    <dc:date>2014-01-26T22:58:21.08</dc:date>
    <dc:creator>Martin Korneffel</dc:creator>
    <meta:document-statistic meta:object-count="5"/>
    <meta:user-defined meta:name="Info 1"/>
    <meta:user-defined meta:name="Info 2"/>
    <meta:user-defined meta:name="Info 3"/>
    <meta:user-defined meta:name="Info 4"/>
    <meta:template xlink:type="simple" xlink:actuate="onRequest" xlink:title="WEB-Draw-klein" xlink:href="../../../../../../Users/Martin/AppData/Roaming/OpenOffice/4/user/template/WEB-Draw-klein.otg" meta:date="2014-01-26T22:48:15.06"/>
  </office:meta>
</office:document-meta>
</file>